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39cm" svg:height="0.8cm" draw:transform="skewX (-0.00122173047639603) rotate (-1.55369210012535) translate (5.1377314062294cm 3.631924356246cm)" svg:viewBox="0 0 4240 801" svg:d="M347 718c451-80 1165-88 1782-82 617 7 1713 203 1970 158 259-39 145-667-219-709-365-42-877-68-1795-72s-1493 12-2001-13c-142 2-135 750 263 718z">
          <text:p/>
        </draw:path>
        <draw:path draw:style-name="gr1" draw:text-style-name="P1" draw:layer="layout" svg:width="0.903cm" svg:height="0.661cm" draw:transform="rotate (-2.15757602131539) translate (5.2468244404371cm 7.47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1.045cm" svg:height="3.467cm" draw:transform="rotate (-1.55281943549936) translate (6.7112645765479cm 3.04198712167049cm)" svg:viewBox="0 0 1046 3468" svg:d="M1044 3341c-48-197-177-1020-227-1592-51-573-17-1296-4-1403 12-107-816-511-813-271 3 239 34 1073 93 1769 60 695 97 1067 165 1472 30 170 834 223 786 25z">
          <text:p/>
        </draw:path>
        <draw:path draw:style-name="gr1" draw:text-style-name="P1" draw:layer="layout" svg:width="0.903cm" svg:height="0.661cm" draw:transform="skewX (0.00122173047639602) rotate (-2.15687788961459) translate (5.2656401432275cm 3.722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6.9866244787324cm 3.199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5) rotate (-2.1556561591382) translate (3.9743069992837cm 3.4873561881003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49:55.960000000</dc:date>
    <meta:editing-duration>PT2M57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